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Reguillo scarcely uses direct quotes from other authors. Instead she paraphrases their arguments and puts them in the context of her own study. She uses phrases like “what Bourdieu would call” (123) to introduce his ideas. She introduces Frith's ideas similarly by saying “Frith adds on that...” (127) and explains the argument in her own words. I think that she writes this way in order to be able to pull in ideas from other authors while keeping the topic closely focused on her own study. On the other hand she cites from Trejo leading in with “As Trejo points out” (127) and follows with a lengthy direct quote. I think she uses Trejo's words exactly because it falls in line with her study more closely than the others.</text:p>
      <text:p text:style-name="Standard"><text:tab/>Some of the habits Reguillo describes are similar to my own, but others are very different. I use Youtube as a method of searching for new music by clicking recommended videos, but I wouldn't call it “erratic.” I'm usually pretty clear on what kind of stuff I am looking for and go in with the intent to do so. Also I don't substitute Youtube for all other forms of listening to music. I download most of my music and only really use Youtube to find new music or listen to songs I don't like enough to download to my phone.</text:p>
      <text:p text:style-name="Standard"><text:tab/>I find the “Speed and Lightness” section of the chapter really interesting because of the generational gap between Reguillo and myself. I definitely enjoy the instant gratification of being able to look something up on Youtube whenever I want to and see it immediately, but it is something I have never lived without, so it is odd to see someone try so hard to study and understand such a simple part of my life. I guess I just find it odd to read a formal study about a group that I am practically (aside from not being Latin American and a few years younger than the participants) a part 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09-28T21:21:38.31</meta:creation-date>
    <meta:document-statistic meta:table-count="0" meta:image-count="0" meta:object-count="0" meta:page-count="1" meta:paragraph-count="3" meta:word-count="338" meta:character-count="1844"/>
    <dc:date>2015-09-28T21:38:36.71</dc:date>
    <dc:creator>Robert Ritchie</dc:creator>
    <meta:editing-duration>PT1M48S</meta:editing-duration>
    <meta:editing-cycles>1</meta:editing-cycles>
    <meta:generator>OpenOffice/4.1.1$Win32 OpenOffice.org_project/411m6$Build-9775</meta:generator>
  </office:meta>
</office:document-meta>
</file>